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Mangal" svg:font-family="Mangal"/>
    <style:font-face style:name="Palatino Linotype" svg:font-family="'Palatino Linotype'"/>
    <style:font-face style:name="Perpetua" svg:font-family="Perpetua"/>
    <style:font-face style:name="Bookman Old Style" svg:font-family="'Bookman Old Style'" style:font-family-generic="roman"/>
    <style:font-face style:name="Georgia" svg:font-family="Georgia" style:font-family-generic="roman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002e759"/>
    </style:style>
    <style:style style:name="T1" style:family="text">
      <style:text-properties officeooo:rsid="0002e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</text:span>mpossible <text:s/>But <text:s/>Necess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aramond" svg:font-family="Garamond"/>
    <style:font-face style:name="Mangal" svg:font-family="Mangal"/>
    <style:font-face style:name="Palatino Linotype" svg:font-family="'Palatino Linotype'"/>
    <style:font-face style:name="Perpetua" svg:font-family="Perpetua"/>
    <style:font-face style:name="Bookman Old Style" svg:font-family="'Bookman Old Style'" style:font-family-generic="roman"/>
    <style:font-face style:name="Georgia" svg:font-family="Georgia" style:font-family-generic="roman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style:font-name="Bookman Old Style" fo:font-size="12pt" fo:language="en" fo:country="CA" style:letter-kerning="true" style:font-name-asian="Bookman Old Style" style:font-size-asian="12pt" style:language-asian="en" style:country-asian="CA" style:font-name-complex="Bookman Old Style" style:font-size-complex="12pt" style:language-complex="en" style:country-complex="CA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Bookman Old Style" fo:font-size="12pt" fo:language="en" fo:country="CA" style:letter-kerning="true" style:font-name-asian="Bookman Old Style" style:font-size-asian="12pt" style:language-asian="en" style:country-asian="CA" style:font-name-complex="Bookman Old Style" style:font-size-complex="12pt" style:language-complex="en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Garamond" fo:font-family="Garamond" fo:font-size="16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Palatino Linotype" fo:font-family="'Palatino Linotype'" fo:font-size="9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erpetua" fo:font-family="Perpetua" fo:font-size="7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fo:font-family="'Palatino Linotype'" style:font-name-complex="Mangal" style:font-family-complex="Mangal"/>
    </style:style>
    <style:style style:name="FSN_20_Management" style:display-name="FSN Management" style:family="paragraph" style:parent-style-name="Standard" style:list-style-name="">
      <style:paragraph-properties fo:margin-top="0cm" fo:margin-bottom="0.353cm" style:contextual-spacing="false" fo:line-height="115%"/>
      <style:text-properties fo:font-size="18pt" fo:language="en" fo:country="none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63cm" style:type="center"/>
          <style:tab-stop style:position="17.52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63cm" style:type="center"/>
          <style:tab-stop style:position="17.52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#ffcc99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7:43:17.471463545</meta:creation-date>
    <meta:editing-duration>P0D</meta:editing-duration>
    <meta:editing-cycles>2</meta:editing-cycles>
    <meta:generator>LibreOffice/4.1.3.2$Linux_x86 LibreOffice_project/410m0$Build-2</meta:generator>
    <dc:date>2014-04-19T17:43:24.917863638</dc:date>
    <meta:document-statistic meta:table-count="0" meta:image-count="0" meta:object-count="0" meta:page-count="1" meta:paragraph-count="1" meta:word-count="3" meta:character-count="26" meta:non-whitespace-character-count="22"/>
  </office:meta>
</office:document-meta>
</file>